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82eca" officeooo:paragraph-rsid="00482eca"/>
    </style:style>
    <style:style style:name="P3" style:family="paragraph" style:parent-style-name="Standard">
      <style:text-properties officeooo:rsid="00497386" officeooo:paragraph-rsid="00497386"/>
    </style:style>
    <style:style style:name="P4" style:family="paragraph" style:parent-style-name="Standard">
      <style:text-properties officeooo:paragraph-rsid="004641c5"/>
    </style:style>
    <style:style style:name="P5" style:family="paragraph" style:parent-style-name="Standard" style:list-style-name="L1">
      <style:text-properties officeooo:paragraph-rsid="00497386"/>
    </style:style>
    <style:style style:name="P6" style:family="paragraph" style:parent-style-name="Heading_20_2">
      <style:text-properties officeooo:paragraph-rsid="00482eca"/>
    </style:style>
    <style:style style:name="P7" style:family="paragraph" style:parent-style-name="Standard">
      <style:text-properties officeooo:rsid="004641c5" officeooo:paragraph-rsid="004641c5"/>
    </style:style>
    <style:style style:name="P8" style:family="paragraph" style:parent-style-name="Heading_20_3">
      <style:text-properties officeooo:paragraph-rsid="00482eca"/>
    </style:style>
    <style:style style:name="P9" style:family="paragraph" style:parent-style-name="Standard" style:list-style-name="L2">
      <style:text-properties officeooo:paragraph-rsid="00497386"/>
    </style:style>
    <style:style style:name="P10" style:family="paragraph" style:parent-style-name="Standard" style:list-style-name="L3">
      <style:text-properties officeooo:paragraph-rsid="00497386"/>
    </style:style>
    <style:style style:name="P11" style:family="paragraph" style:parent-style-name="Standard" style:list-style-name="L4">
      <style:text-properties officeooo:paragraph-rsid="00497386"/>
    </style:style>
    <style:style style:name="P12" style:family="paragraph" style:parent-style-name="Standard">
      <style:text-properties officeooo:paragraph-rsid="00482eca"/>
    </style:style>
    <style:style style:name="P13" style:family="paragraph" style:parent-style-name="Standard">
      <style:text-properties officeooo:rsid="0049d126" officeooo:paragraph-rsid="0049d126"/>
    </style:style>
    <style:style style:name="P14" style:family="paragraph" style:parent-style-name="Standard" style:list-style-name="L5">
      <style:text-properties officeooo:paragraph-rsid="0049d126"/>
    </style:style>
    <style:style style:name="P15" style:family="paragraph" style:parent-style-name="Standard" style:list-style-name="L6">
      <style:text-properties officeooo:paragraph-rsid="0049d126"/>
    </style:style>
    <style:style style:name="T1" style:family="text">
      <style:text-properties officeooo:rsid="004641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82eca"/>
    </style:style>
    <style:style style:name="T4" style:family="text">
      <style:text-properties officeooo:rsid="00497386"/>
    </style:style>
    <style:style style:name="T5" style:family="text">
      <style:text-properties officeooo:rsid="0048236b"/>
    </style:style>
    <style:style style:name="T6" style:family="text">
      <style:text-properties officeooo:rsid="0049d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tleBarWF</text:h>
      <text:p text:style-name="Standard"/>
      <text:p text:style-name="Standard"><text:span text:style-name="T1">This small library is a</text:span> fully customizable WinForms title bar control designed for applications that use <text:span text:style-name="T2">FormBorderStyle.None</text:span> and need complete control over the form's chrome, layout, and behavior. TitleBarWF replicates the familiar Windows title bar experience<text:span text:style-name="T1">s, like </text:span>icon, title text, <text:span text:style-name="T1">and </text:span>minimize/maximize/restore/close buttons, while giving developers the freedom to style, extend, or replace any part of it.</text:p>
      <text:p text:style-name="Standard"/>
      <text:p text:style-name="Standard">This library is ideal for modern, themed, or branded WinForms applications where the default system title bar is <text:span text:style-name="T1">far </text:span>too limiting.</text:p>
      <text:p text:style-name="Standard"/>
      <text:p text:style-name="P2">{Line}</text:p>
      <text:h text:style-name="Heading_20_2" text:outline-level="2">Why TitleBarWF?</text:h>
      <text:p text:style-name="Standard"/>
      <text:p text:style-name="Standard">WinForms provides a simple way to remove the system title bar by <text:span text:style-name="T1">making the following setting.</text:span></text:p>
      <text:p text:style-name="Standard"/>
      <text:p text:style-name="P3">{CodeBlock,csharp,FormBorderStyleEqNone.cs}</text:p>
      <text:p text:style-name="Standard"/>
      <text:p text:style-name="P4"><text:span text:style-name="T1">However, </text:span>once you do that, you lose <text:span text:style-name="T1">all of the following capabilities.</text:span></text:p>
      <text:p text:style-name="Standard"/>
      <text:list text:style-name="L1">
        <text:list-item>
          <text:p text:style-name="P5">Window dragging.</text:p>
        </text:list-item>
        <text:list-item>
          <text:p text:style-name="P5">Double‑click maximize.</text:p>
        </text:list-item>
        <text:list-item>
          <text:p text:style-name="P5">System buttons.</text:p>
        </text:list-item>
        <text:list-item>
          <text:p text:style-name="P5">Window icon.</text:p>
        </text:list-item>
        <text:list-item>
          <text:p text:style-name="P5">Title text.</text:p>
        </text:list-item>
        <text:list-item>
          <text:p text:style-name="P5">Hit‑testing for resizing.</text:p>
        </text:list-item>
      </text:list>
      <text:p text:style-name="Standard"/>
      <text:p text:style-name="Standard">TitleBarWF solves these problems by giving you a drop‑in control that restores all the expected window behaviors while letting you customize the entire UI <text:span text:style-name="T1">including the title bar</text:span>.</text:p>
      <text:p text:style-name="Standard"/>
      <text:p text:style-name="P2">{Line}</text:p>
      <text:h text:style-name="P6" text:outline-level="2"><text:soft-page-break/>Key Features</text:h>
      <text:p text:style-name="P7">The following are some of the most noticeable traits of this control.</text:p>
      <text:p text:style-name="P7"/>
      <text:p text:style-name="P2">{Line}</text:p>
      <text:h text:style-name="P8" text:outline-level="3">Customizable UI</text:h>
      <text:p text:style-name="Standard"/>
      <text:list text:style-name="L2">
        <text:list-item>
          <text:p text:style-name="P9">Replace the icon, title text, or buttons.</text:p>
        </text:list-item>
        <text:list-item>
          <text:p text:style-name="P9">Apply your own colors, fonts, and styles.</text:p>
        </text:list-item>
        <text:list-item>
          <text:p text:style-name="P9">Add additional controls (search boxes, menus, custom buttons, etc.).</text:p>
        </text:list-item>
        <text:list-item>
          <text:p text:style-name="P9">Use the entire title bar area as a layout surfac<text:span text:style-name="T1">e.</text:span></text:p>
        </text:list-item>
      </text:list>
      <text:p text:style-name="Standard"/>
      <text:p text:style-name="P2">{Line}</text:p>
      <text:h text:style-name="P8" text:outline-level="3"><text:span text:style-name="T3">F</text:span>ull Window Control</text:h>
      <text:p text:style-name="Standard"/>
      <text:list text:style-name="L3">
        <text:list-item>
          <text:p text:style-name="P10">Drag the window from any non-interactive area.</text:p>
        </text:list-item>
        <text:list-item>
          <text:p text:style-name="P10">Double‑click to maximize/restore.</text:p>
        </text:list-item>
        <text:list-item>
          <text:p text:style-name="P10">Minimize, maximize, restore, and close buttons included.</text:p>
        </text:list-item>
        <text:list-item>
          <text:p text:style-name="P10">Optional hit‑testing support for resizing (if you choose to implement it).</text:p>
        </text:list-item>
      </text:list>
      <text:p text:style-name="Standard"/>
      <text:p text:style-name="P2">{Line}</text:p>
      <text:h text:style-name="P8" text:outline-level="3">Developer-Friendly</text:h>
      <text:p text:style-name="Standard"/>
      <text:list text:style-name="L4">
        <text:list-item>
          <text:p text:style-name="P11"><text:span text:style-name="T4">S</text:span>imple API.</text:p>
        </text:list-item>
        <text:list-item>
          <text:p text:style-name="P11">Works with any WinForms project.</text:p>
        </text:list-item>
        <text:list-item>
          <text:p text:style-name="P11">No external dependencies.</text:p>
        </text:list-item>
        <text:list-item>
          <text:p text:style-name="P11">Behaves like a standard control. <text:span text:style-name="T1">Just </text:span>drop it on your form and go.</text:p>
        </text:list-item>
      </text:list>
      <text:p text:style-name="Standard"/>
      <text:p text:style-name="P2">{Line}</text:p>
      <text:h text:style-name="P6" text:outline-level="2">Getting Started</text:h>
      <text:p text:style-name="P7">Follow these steps to get started <text:span text:style-name="T5">with TitleBarWF.</text:span></text:p>
      <text:p text:style-name="P7"><text:soft-page-break/></text:p>
      <text:p text:style-name="P2">{Line}</text:p>
      <text:h text:style-name="P8" text:outline-level="3">1. Install</text:h>
      <text:p text:style-name="Standard">Clone or download the repository.</text:p>
      <text:p text:style-name="Standard"/>
      <text:p text:style-name="P3">{CodeBlock,bash,CloneRepository.txt}</text:p>
      <text:p text:style-name="Standard"/>
      <text:p text:style-name="Standard">Add the project to your solution or reference the compiled assembly.</text:p>
      <text:p text:style-name="Standard"/>
      <text:p text:style-name="P2">{Line}</text:p>
      <text:h text:style-name="P8" text:outline-level="3">2. Configure Your Form</text:h>
      <text:p text:style-name="Standard">Set your form to borderless.</text:p>
      <text:p text:style-name="Standard"/>
      <text:p text:style-name="P3">{CodeBlock,csharp,SetFormBorderless.cs}</text:p>
      <text:p text:style-name="Standard"/>
      <text:p text:style-name="P12"><text:span text:style-name="T3">{Line}</text:span></text:p>
      <text:h text:style-name="P8" text:outline-level="3"><text:span text:style-name="T3">3</text:span>. Add the Control</text:h>
      <text:p text:style-name="Standard">Drag <text:span text:style-name="T2">TitleBarWF</text:span> onto your form (or create it in code <text:span text:style-name="T5">using the following example</text:span>).</text:p>
      <text:p text:style-name="Standard"/>
      <text:p text:style-name="P13">{CodeBlock,csharp,ProgrammaticallyCreate.cs}</text:p>
      <text:p text:style-name="Standard"/>
      <text:p text:style-name="P12"><text:span text:style-name="T3">{Line}</text:span></text:p>
      <text:h text:style-name="P8" text:outline-level="3">4. Customize (Optional)</text:h>
      <text:p text:style-name="Standard"/>
      <text:p text:style-name="P13">{CodeBlock,csharp,CustomizeCode.cs}</text:p>
      <text:p text:style-name="P13"/>
      <text:p text:style-name="Standard">You can also add your own controls.</text:p>
      <text:p text:style-name="Standard"/>
      <text:p text:style-name="P13">{CodeBlock,csharp,AddControls.cs}</text:p>
      <text:p text:style-name="P13"/>
      <text:p text:style-name="P12"><text:soft-page-break/><text:span text:style-name="T3">{Line}</text:span></text:p>
      <text:h text:style-name="P6" text:outline-level="2">How It Works</text:h>
      <text:p text:style-name="Standard"/>
      <text:p text:style-name="Standard">TitleBarWF handles <text:span text:style-name="T5">all of the following.</text:span></text:p>
      <text:p text:style-name="Standard"/>
      <text:list text:style-name="L5">
        <text:list-item>
          <text:p text:style-name="P14">Mouse hit‑testing for dragging.</text:p>
        </text:list-item>
        <text:list-item>
          <text:p text:style-name="P14">Button click events for window actions.</text:p>
        </text:list-item>
        <text:list-item>
          <text:p text:style-name="P14">State changes (maximize/restore) .</text:p>
        </text:list-item>
        <text:list-item>
          <text:p text:style-name="P14">Rendering of icon <text:span text:style-name="T6">and</text:span> title.</text:p>
        </text:list-item>
        <text:list-item>
          <text:p text:style-name="P14">Layout of built‑in buttons.</text:p>
        </text:list-item>
      </text:list>
      <text:p text:style-name="Standard"/>
      <text:p text:style-name="Standard">You can override or extend any of these behaviors.</text:p>
      <text:p text:style-name="Standard"/>
      <text:p text:style-name="P2">{Line}</text:p>
      <text:h text:style-name="P6" text:outline-level="2">License</text:h>
      <text:p text:style-name="Standard"/>
      <text:p text:style-name="Standard">This project is licensed under the <text:span text:style-name="T2">AGPL‑3.0</text:span> license.</text:p>
      <text:p text:style-name="Standard">See the <text:span text:style-name="T5">`</text:span>LICENSE<text:span text:style-name="T5">`</text:span> file for details.</text:p>
      <text:p text:style-name="Standard"/>
      <text:p text:style-name="P2">{Line}</text:p>
      <text:h text:style-name="P6" text:outline-level="2">Contributing</text:h>
      <text:p text:style-name="Standard"/>
      <text:p text:style-name="Standard">Contributions are welcome! <text:s/></text:p>
      <text:p text:style-name="Standard">Feel free to open issues, submit pull requests, or suggest enhancements.</text:p>
      <text:p text:style-name="Standard"/>
      <text:p text:style-name="P2">{Line}</text:p>
      <text:h text:style-name="P6" text:outline-level="2">Future Enhancements</text:h>
      <text:p text:style-name="Standard"/>
      <text:p text:style-name="Standard">Potential improvements <text:span text:style-name="T5">might </text:span>include <text:span text:style-name="T5">any of the following.</text:span></text:p>
      <text:p text:style-name="Standard"/>
      <text:list text:style-name="L6">
        <text:list-item>
          <text:p text:style-name="P15"><text:soft-page-break/><text:span text:style-name="T6">B</text:span>uilt‑in resizing borders.</text:p>
        </text:list-item>
        <text:list-item>
          <text:p text:style-name="P15">Dark/light theme presets.</text:p>
        </text:list-item>
        <text:list-item>
          <text:p text:style-name="P15">Fluent/WinUI‑style button animations.</text:p>
        </text:list-item>
        <text:list-item>
          <text:p text:style-name="P15">High‑DPI icon scaling.</text:p>
        </text:list-item>
        <text:list-item>
          <text:p text:style-name="P15">Optional system menu support.</text:p>
        </text:list-item>
      </text:list>
      <text:p text:style-name="Standard"/>
      <text:p text:style-name="Standard">If any of these interest you, join the discussion in the Issues sec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6T16:48:51.126080500</meta:creation-date>
    <meta:editing-cycles>6</meta:editing-cycles>
    <meta:editing-duration>PT21M37S</meta:editing-duration>
    <meta:initial-creator>Daniel Patterson, MCSD</meta:initial-creator>
    <dc:date>2026-01-26T17:13:49.330397800</dc:date>
    <dc:creator>Daniel Patterson, MCSD</dc:creator>
    <meta:document-statistic meta:table-count="0" meta:image-count="0" meta:object-count="0" meta:page-count="5" meta:paragraph-count="83" meta:word-count="477" meta:character-count="3168" meta:non-whitespace-character-count="2800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6T16:48:50.317544700"/>
  </office:meta>
</office:document-meta>
</file>